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Plötzlich liefen auf einmal alle durch einander.</text:p>
      <text:p text:style-name="Preformatted_20_Text">Sie hatten einander gegenseitig so lieb.</text:p>
      <text:p text:style-name="Preformatted_20_Text">Er versuchte es zu zu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Es lief wieder exakt genauso wie beim letzten Versuch.</text:p>
      <text:p text:style-name="Preformatted_20_Text">Seid gestern läuft alles wieder normal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08T00:08:48.04</dc:date>
    <dc:language>de-DE</dc:language>
    <meta:editing-cycles>31</meta:editing-cycles>
    <meta:editing-duration>PT05H51M54S</meta:editing-duration>
    <meta:document-statistic meta:table-count="0" meta:image-count="0" meta:object-count="0" meta:page-count="1" meta:paragraph-count="43" meta:word-count="319" meta:character-count="2011"/>
    <meta:user-defined meta:name="Info 1"/>
    <meta:user-defined meta:name="Info 2"/>
    <meta:user-defined meta:name="Info 3"/>
    <meta:user-defined meta:name="Info 4"/>
  </office:meta>
</office:document-meta>
</file>